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0-2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et_name</text:p>
          </table:table-cell>
          <table:table-cell table:style-name="Default" office:value-type="string" calcext:value-type="string">
            <text:p>sdr</text:p>
          </table:table-cell>
          <table:table-cell table:style-name="Default" office:value-type="string" calcext:value-type="string">
            <text:p>sir</text:p>
          </table:table-cell>
          <table:table-cell table:style-name="Default" office:value-type="string" calcext:value-type="string">
            <text:p>isr</text:p>
          </table:table-cell>
          <table:table-cell table:style-name="Default" office:value-type="string" calcext:value-type="string">
            <text:p>sar</text:p>
          </table:table-cell>
          <table:table-cell table:style-name="Default" office:value-type="string" calcext:value-type="string">
            <text:p>baseline_sdr</text:p>
          </table:table-cell>
          <table:table-cell table:style-name="Default" office:value-type="string" calcext:value-type="string">
            <text:p>baseline_sir</text:p>
          </table:table-cell>
          <table:table-cell table:style-name="Default" office:value-type="string" calcext:value-type="string">
            <text:p>baseline_isr</text:p>
          </table:table-cell>
          <table:table-cell table:style-name="Default" office:value-type="string" calcext:value-type="string">
            <text:p>baseline_sa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sj0_train</text:p>
          </table:table-cell>
          <table:table-cell office:value-type="float" office:value="6.0268852447216" calcext:value-type="float">
            <text:p>6.03</text:p>
          </table:table-cell>
          <table:table-cell office:value-type="float" office:value="11.0186475485662" calcext:value-type="float">
            <text:p>11.02</text:p>
          </table:table-cell>
          <table:table-cell office:value-type="float" office:value="13.1091872592959" calcext:value-type="float">
            <text:p>13.11</text:p>
          </table:table-cell>
          <table:table-cell office:value-type="float" office:value="6.6002771279611" calcext:value-type="float">
            <text:p>6.60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sj0_evaluation</text:p>
          </table:table-cell>
          <table:table-cell office:value-type="float" office:value="2.67591756943238" calcext:value-type="float">
            <text:p>2.68</text:p>
          </table:table-cell>
          <table:table-cell office:value-type="float" office:value="7.23036043102999" calcext:value-type="float">
            <text:p>7.23</text:p>
          </table:table-cell>
          <table:table-cell office:value-type="float" office:value="9.33106549002745" calcext:value-type="float">
            <text:p>9.33</text:p>
          </table:table-cell>
          <table:table-cell office:value-type="float" office:value="4.66238104652495" calcext:value-type="float">
            <text:p>4.66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it_train</text:p>
          </table:table-cell>
          <table:table-cell office:value-type="float" office:value="3.98881340783087" calcext:value-type="float">
            <text:p>3.99</text:p>
          </table:table-cell>
          <table:table-cell office:value-type="float" office:value="8.12811087750503" calcext:value-type="float">
            <text:p>8.13</text:p>
          </table:table-cell>
          <table:table-cell office:value-type="float" office:value="10.2107785592594" calcext:value-type="float">
            <text:p>10.21</text:p>
          </table:table-cell>
          <table:table-cell office:value-type="float" office:value="6.16187758497884" calcext:value-type="float">
            <text:p>6.16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it_evaluation</text:p>
          </table:table-cell>
          <table:table-cell office:value-type="float" office:value="4.32255281592611" calcext:value-type="float">
            <text:p>4.32</text:p>
          </table:table-cell>
          <table:table-cell office:value-type="float" office:value="8.37759386204979" calcext:value-type="float">
            <text:p>8.38</text:p>
          </table:table-cell>
          <table:table-cell office:value-type="float" office:value="10.4771852185078" calcext:value-type="float">
            <text:p>10.48</text:p>
          </table:table-cell>
          <table:table-cell office:value-type="float" office:value="6.52737659586597" calcext:value-type="float">
            <text:p>6.53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lium_train</text:p>
          </table:table-cell>
          <table:table-cell office:value-type="float" office:value="1.49283066451152" calcext:value-type="float">
            <text:p>1.49</text:p>
          </table:table-cell>
          <table:table-cell office:value-type="float" office:value="4.17691840476845" calcext:value-type="float">
            <text:p>4.18</text:p>
          </table:table-cell>
          <table:table-cell office:value-type="float" office:value="8.50423678905618" calcext:value-type="float">
            <text:p>8.50</text:p>
          </table:table-cell>
          <table:table-cell office:value-type="float" office:value="3.55899619804994" calcext:value-type="float">
            <text:p>3.56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lium_evaluation</text:p>
          </table:table-cell>
          <table:table-cell office:value-type="float" office:value="1.27077291222369" calcext:value-type="float">
            <text:p>1.27</text:p>
          </table:table-cell>
          <table:table-cell office:value-type="float" office:value="3.71744682683704" calcext:value-type="float">
            <text:p>3.72</text:p>
          </table:table-cell>
          <table:table-cell office:value-type="float" office:value="7.90963287847596" calcext:value-type="float">
            <text:p>7.91</text:p>
          </table:table-cell>
          <table:table-cell office:value-type="float" office:value="3.39303784817562" calcext:value-type="float">
            <text:p>3.39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wsj0_train</text:p>
          </table:table-cell>
          <table:table-cell office:value-type="float" office:value="8.59082019393092" calcext:value-type="float">
            <text:p>8.59</text:p>
          </table:table-cell>
          <table:table-cell office:value-type="float" office:value="14.7681050204731" calcext:value-type="float">
            <text:p>14.77</text:p>
          </table:table-cell>
          <table:table-cell office:value-type="float" office:value="15.9722262841982" calcext:value-type="float">
            <text:p>15.97</text:p>
          </table:table-cell>
          <table:table-cell office:value-type="float" office:value="8.87133771086604" calcext:value-type="float">
            <text:p>8.87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wsj0_evaluation</text:p>
          </table:table-cell>
          <table:table-cell office:value-type="float" office:value="3.59782936122211" calcext:value-type="float">
            <text:p>3.60</text:p>
          </table:table-cell>
          <table:table-cell office:value-type="float" office:value="8.52727939183092" calcext:value-type="float">
            <text:p>8.53</text:p>
          </table:table-cell>
          <table:table-cell office:value-type="float" office:value="10.4089279386618" calcext:value-type="float">
            <text:p>10.41</text:p>
          </table:table-cell>
          <table:table-cell office:value-type="float" office:value="4.93196323083375" calcext:value-type="float">
            <text:p>4.93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timit_train</text:p>
          </table:table-cell>
          <table:table-cell office:value-type="float" office:value="7.50243417266345" calcext:value-type="float">
            <text:p>7.50</text:p>
          </table:table-cell>
          <table:table-cell office:value-type="float" office:value="12.7037854614185" calcext:value-type="float">
            <text:p>12.70</text:p>
          </table:table-cell>
          <table:table-cell office:value-type="float" office:value="13.7427234325018" calcext:value-type="float">
            <text:p>13.74</text:p>
          </table:table-cell>
          <table:table-cell office:value-type="float" office:value="8.50489117457639" calcext:value-type="float">
            <text:p>8.50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timit_evaluation</text:p>
          </table:table-cell>
          <table:table-cell office:value-type="float" office:value="7.34183636273191" calcext:value-type="float">
            <text:p>7.34</text:p>
          </table:table-cell>
          <table:table-cell office:value-type="float" office:value="12.3459098698488" calcext:value-type="float">
            <text:p>12.35</text:p>
          </table:table-cell>
          <table:table-cell office:value-type="float" office:value="13.3525077452909" calcext:value-type="float">
            <text:p>13.35</text:p>
          </table:table-cell>
          <table:table-cell office:value-type="float" office:value="8.69253177464383" calcext:value-type="float">
            <text:p>8.69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tedlium_train</text:p>
          </table:table-cell>
          <table:table-cell office:value-type="float" office:value="2.58561620426535" calcext:value-type="float">
            <text:p>2.59</text:p>
          </table:table-cell>
          <table:table-cell office:value-type="float" office:value="5.95995128100675" calcext:value-type="float">
            <text:p>5.96</text:p>
          </table:table-cell>
          <table:table-cell office:value-type="float" office:value="9.54907480018555" calcext:value-type="float">
            <text:p>9.55</text:p>
          </table:table-cell>
          <table:table-cell office:value-type="float" office:value="4.04117590691057" calcext:value-type="float">
            <text:p>4.04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tedlium_evaluation</text:p>
          </table:table-cell>
          <table:table-cell office:value-type="float" office:value="2.66046003769706" calcext:value-type="float">
            <text:p>2.66</text:p>
          </table:table-cell>
          <table:table-cell office:value-type="float" office:value="5.50456955222756" calcext:value-type="float">
            <text:p>5.50</text:p>
          </table:table-cell>
          <table:table-cell office:value-type="float" office:value="8.83959359216471" calcext:value-type="float">
            <text:p>8.84</text:p>
          </table:table-cell>
          <table:table-cell office:value-type="float" office:value="3.96332921952745" calcext:value-type="float">
            <text:p>3.96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wsj0_train</text:p>
          </table:table-cell>
          <table:table-cell office:value-type="float" office:value="1.29398867487091" calcext:value-type="float">
            <text:p>1.29</text:p>
          </table:table-cell>
          <table:table-cell office:value-type="float" office:value="2.20933837897494" calcext:value-type="float">
            <text:p>2.21</text:p>
          </table:table-cell>
          <table:table-cell office:value-type="float" office:value="8.45406032348337" calcext:value-type="float">
            <text:p>8.45</text:p>
          </table:table-cell>
          <table:table-cell office:value-type="float" office:value="8.47163361787404" calcext:value-type="float">
            <text:p>8.47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wsj0_evaluation</text:p>
          </table:table-cell>
          <table:table-cell office:value-type="float" office:value="1.42751280327185" calcext:value-type="float">
            <text:p>1.43</text:p>
          </table:table-cell>
          <table:table-cell office:value-type="float" office:value="1.9923286520007" calcext:value-type="float">
            <text:p>1.99</text:p>
          </table:table-cell>
          <table:table-cell office:value-type="float" office:value="7.9459313496826" calcext:value-type="float">
            <text:p>7.95</text:p>
          </table:table-cell>
          <table:table-cell office:value-type="float" office:value="8.78175967902045" calcext:value-type="float">
            <text:p>8.78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timit_train</text:p>
          </table:table-cell>
          <table:table-cell office:value-type="float" office:value="0.381035688482369" calcext:value-type="float">
            <text:p>0.38</text:p>
          </table:table-cell>
          <table:table-cell office:value-type="float" office:value="1.91717644035438" calcext:value-type="float">
            <text:p>1.92</text:p>
          </table:table-cell>
          <table:table-cell office:value-type="float" office:value="7.2830715623905" calcext:value-type="float">
            <text:p>7.28</text:p>
          </table:table-cell>
          <table:table-cell office:value-type="float" office:value="9.22038981756143" calcext:value-type="float">
            <text:p>9.22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timit_evaluation</text:p>
          </table:table-cell>
          <table:table-cell office:value-type="float" office:value="0.735278108321357" calcext:value-type="float">
            <text:p>0.74</text:p>
          </table:table-cell>
          <table:table-cell office:value-type="float" office:value="2.08744859291487" calcext:value-type="float">
            <text:p>2.09</text:p>
          </table:table-cell>
          <table:table-cell office:value-type="float" office:value="7.50110996080262" calcext:value-type="float">
            <text:p>7.50</text:p>
          </table:table-cell>
          <table:table-cell office:value-type="float" office:value="9.50188130926502" calcext:value-type="float">
            <text:p>9.50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tedlium_train</text:p>
          </table:table-cell>
          <table:table-cell office:value-type="float" office:value="0.743059298571276" calcext:value-type="float">
            <text:p>0.74</text:p>
          </table:table-cell>
          <table:table-cell office:value-type="float" office:value="0.460734357133927" calcext:value-type="float">
            <text:p>0.46</text:p>
          </table:table-cell>
          <table:table-cell office:value-type="float" office:value="7.58003625621829" calcext:value-type="float">
            <text:p>7.58</text:p>
          </table:table-cell>
          <table:table-cell office:value-type="float" office:value="7.93109492359752" calcext:value-type="float">
            <text:p>7.93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tedlium_evaluation</text:p>
          </table:table-cell>
          <table:table-cell office:value-type="float" office:value="0.35127064113711" calcext:value-type="float">
            <text:p>0.35</text:p>
          </table:table-cell>
          <table:table-cell office:value-type="float" office:value="0.888347043490782" calcext:value-type="float">
            <text:p>0.89</text:p>
          </table:table-cell>
          <table:table-cell office:value-type="float" office:value="7.34882431490109" calcext:value-type="float">
            <text:p>7.35</text:p>
          </table:table-cell>
          <table:table-cell office:value-type="float" office:value="8.27331507719645" calcext:value-type="float">
            <text:p>8.27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wsj0_train</text:p>
          </table:table-cell>
          <table:table-cell office:value-type="float" office:value="7.88641845914771" calcext:value-type="float">
            <text:p>7.89</text:p>
          </table:table-cell>
          <table:table-cell office:value-type="float" office:value="14.2657763083718" calcext:value-type="float">
            <text:p>14.27</text:p>
          </table:table-cell>
          <table:table-cell office:value-type="float" office:value="15.5354433083875" calcext:value-type="float">
            <text:p>15.54</text:p>
          </table:table-cell>
          <table:table-cell office:value-type="float" office:value="8.43593062676873" calcext:value-type="float">
            <text:p>8.44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wsj0_evaluation</text:p>
          </table:table-cell>
          <table:table-cell office:value-type="float" office:value="2.54751573359481" calcext:value-type="float">
            <text:p>2.55</text:p>
          </table:table-cell>
          <table:table-cell office:value-type="float" office:value="7.07563554984105" calcext:value-type="float">
            <text:p>7.08</text:p>
          </table:table-cell>
          <table:table-cell office:value-type="float" office:value="9.35636470734409" calcext:value-type="float">
            <text:p>9.36</text:p>
          </table:table-cell>
          <table:table-cell office:value-type="float" office:value="4.22397021576593" calcext:value-type="float">
            <text:p>4.22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timit_train</text:p>
          </table:table-cell>
          <table:table-cell office:value-type="float" office:value="8.83162011406886" calcext:value-type="float">
            <text:p>8.83</text:p>
          </table:table-cell>
          <table:table-cell office:value-type="float" office:value="14.5137332022159" calcext:value-type="float">
            <text:p>14.51</text:p>
          </table:table-cell>
          <table:table-cell office:value-type="float" office:value="15.2233195103202" calcext:value-type="float">
            <text:p>15.22</text:p>
          </table:table-cell>
          <table:table-cell office:value-type="float" office:value="9.71898246692181" calcext:value-type="float">
            <text:p>9.72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timit_evaluation</text:p>
          </table:table-cell>
          <table:table-cell office:value-type="float" office:value="8.88887430852071" calcext:value-type="float">
            <text:p>8.89</text:p>
          </table:table-cell>
          <table:table-cell office:value-type="float" office:value="14.7631173123246" calcext:value-type="float">
            <text:p>14.76</text:p>
          </table:table-cell>
          <table:table-cell office:value-type="float" office:value="15.2070865845848" calcext:value-type="float">
            <text:p>15.21</text:p>
          </table:table-cell>
          <table:table-cell office:value-type="float" office:value="10.0851603363509" calcext:value-type="float">
            <text:p>10.09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tedlium_train</text:p>
          </table:table-cell>
          <table:table-cell office:value-type="float" office:value="2.30461718229764" calcext:value-type="float">
            <text:p>2.30</text:p>
          </table:table-cell>
          <table:table-cell office:value-type="float" office:value="4.77524197114097" calcext:value-type="float">
            <text:p>4.78</text:p>
          </table:table-cell>
          <table:table-cell office:value-type="float" office:value="8.99221315733598" calcext:value-type="float">
            <text:p>8.99</text:p>
          </table:table-cell>
          <table:table-cell office:value-type="float" office:value="3.78947534023312" calcext:value-type="float">
            <text:p>3.79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tedlium_evaluation</text:p>
          </table:table-cell>
          <table:table-cell office:value-type="float" office:value="2.44957558521024" calcext:value-type="float">
            <text:p>2.45</text:p>
          </table:table-cell>
          <table:table-cell office:value-type="float" office:value="4.72926799052621" calcext:value-type="float">
            <text:p>4.73</text:p>
          </table:table-cell>
          <table:table-cell office:value-type="float" office:value="8.66977831396648" calcext:value-type="float">
            <text:p>8.67</text:p>
          </table:table-cell>
          <table:table-cell office:value-type="float" office:value="3.82429632132628" calcext:value-type="float">
            <text:p>3.82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wsj0_train</text:p>
          </table:table-cell>
          <table:table-cell office:value-type="float" office:value="4.57386693787791" calcext:value-type="float">
            <text:p>4.57</text:p>
          </table:table-cell>
          <table:table-cell office:value-type="float" office:value="9.78971082632508" calcext:value-type="float">
            <text:p>9.79</text:p>
          </table:table-cell>
          <table:table-cell office:value-type="float" office:value="12.0178046987971" calcext:value-type="float">
            <text:p>12.02</text:p>
          </table:table-cell>
          <table:table-cell office:value-type="float" office:value="5.82897610192997" calcext:value-type="float">
            <text:p>5.83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wsj0_evaluation</text:p>
          </table:table-cell>
          <table:table-cell office:value-type="float" office:value="2.92699100892306" calcext:value-type="float">
            <text:p>2.93</text:p>
          </table:table-cell>
          <table:table-cell office:value-type="float" office:value="7.35628107388835" calcext:value-type="float">
            <text:p>7.36</text:p>
          </table:table-cell>
          <table:table-cell office:value-type="float" office:value="9.47423036857578" calcext:value-type="float">
            <text:p>9.47</text:p>
          </table:table-cell>
          <table:table-cell office:value-type="float" office:value="4.81954527992886" calcext:value-type="float">
            <text:p>4.82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timit_train</text:p>
          </table:table-cell>
          <table:table-cell office:value-type="float" office:value="6.11620631590163" calcext:value-type="float">
            <text:p>6.12</text:p>
          </table:table-cell>
          <table:table-cell office:value-type="float" office:value="11.3665575160824" calcext:value-type="float">
            <text:p>11.37</text:p>
          </table:table-cell>
          <table:table-cell office:value-type="float" office:value="12.6039332022874" calcext:value-type="float">
            <text:p>12.60</text:p>
          </table:table-cell>
          <table:table-cell office:value-type="float" office:value="7.32460607013432" calcext:value-type="float">
            <text:p>7.32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timit_evaluation</text:p>
          </table:table-cell>
          <table:table-cell office:value-type="float" office:value="5.69327316546805" calcext:value-type="float">
            <text:p>5.69</text:p>
          </table:table-cell>
          <table:table-cell office:value-type="float" office:value="10.7674852910356" calcext:value-type="float">
            <text:p>10.77</text:p>
          </table:table-cell>
          <table:table-cell office:value-type="float" office:value="12.0113707528132" calcext:value-type="float">
            <text:p>12.01</text:p>
          </table:table-cell>
          <table:table-cell office:value-type="float" office:value="7.6073056208035" calcext:value-type="float">
            <text:p>7.61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tedlium_train</text:p>
          </table:table-cell>
          <table:table-cell office:value-type="float" office:value="0.810487724662165" calcext:value-type="float">
            <text:p>0.81</text:p>
          </table:table-cell>
          <table:table-cell office:value-type="float" office:value="3.46160641811044" calcext:value-type="float">
            <text:p>3.46</text:p>
          </table:table-cell>
          <table:table-cell office:value-type="float" office:value="7.68612408034081" calcext:value-type="float">
            <text:p>7.69</text:p>
          </table:table-cell>
          <table:table-cell office:value-type="float" office:value="3.34097736126267" calcext:value-type="float">
            <text:p>3.34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tedlium_evaluation</text:p>
          </table:table-cell>
          <table:table-cell office:value-type="float" office:value="1.17303403620215" calcext:value-type="float">
            <text:p>1.17</text:p>
          </table:table-cell>
          <table:table-cell office:value-type="float" office:value="3.44899902007066" calcext:value-type="float">
            <text:p>3.45</text:p>
          </table:table-cell>
          <table:table-cell office:value-type="float" office:value="7.43317547799699" calcext:value-type="float">
            <text:p>7.43</text:p>
          </table:table-cell>
          <table:table-cell office:value-type="float" office:value="3.35068326569919" calcext:value-type="float">
            <text:p>3.35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wsj0_train</text:p>
          </table:table-cell>
          <table:table-cell office:value-type="float" office:value="1.57257398824385" calcext:value-type="float">
            <text:p>1.57</text:p>
          </table:table-cell>
          <table:table-cell office:value-type="float" office:value="2.54371477673853" calcext:value-type="float">
            <text:p>2.54</text:p>
          </table:table-cell>
          <table:table-cell office:value-type="float" office:value="9.02456360141547" calcext:value-type="float">
            <text:p>9.02</text:p>
          </table:table-cell>
          <table:table-cell office:value-type="float" office:value="8.58613446363646" calcext:value-type="float">
            <text:p>8.59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wsj0_evaluation</text:p>
          </table:table-cell>
          <table:table-cell office:value-type="float" office:value="1.08485154062484" calcext:value-type="float">
            <text:p>1.08</text:p>
          </table:table-cell>
          <table:table-cell office:value-type="float" office:value="3.42340030632566" calcext:value-type="float">
            <text:p>3.42</text:p>
          </table:table-cell>
          <table:table-cell office:value-type="float" office:value="7.923328779356" calcext:value-type="float">
            <text:p>7.92</text:p>
          </table:table-cell>
          <table:table-cell office:value-type="float" office:value="9.87692485546586" calcext:value-type="float">
            <text:p>9.88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timit_train</text:p>
          </table:table-cell>
          <table:table-cell office:value-type="float" office:value="0.692717059744039" calcext:value-type="float">
            <text:p>0.69</text:p>
          </table:table-cell>
          <table:table-cell office:value-type="float" office:value="1.77813062692389" calcext:value-type="float">
            <text:p>1.78</text:p>
          </table:table-cell>
          <table:table-cell office:value-type="float" office:value="8.0461544819329" calcext:value-type="float">
            <text:p>8.05</text:p>
          </table:table-cell>
          <table:table-cell office:value-type="float" office:value="10.3425335855835" calcext:value-type="float">
            <text:p>10.34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timit_evaluation</text:p>
          </table:table-cell>
          <table:table-cell office:value-type="float" office:value="1.29458501502683" calcext:value-type="float">
            <text:p>1.29</text:p>
          </table:table-cell>
          <table:table-cell office:value-type="float" office:value="1.99843989114539" calcext:value-type="float">
            <text:p>2.00</text:p>
          </table:table-cell>
          <table:table-cell office:value-type="float" office:value="8.32736032977213" calcext:value-type="float">
            <text:p>8.33</text:p>
          </table:table-cell>
          <table:table-cell office:value-type="float" office:value="10.6207725166375" calcext:value-type="float">
            <text:p>10.62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tedlium_train</text:p>
          </table:table-cell>
          <table:table-cell office:value-type="float" office:value="1.06827022596072" calcext:value-type="float">
            <text:p>1.07</text:p>
          </table:table-cell>
          <table:table-cell office:value-type="float" office:value="0.774178043880793" calcext:value-type="float">
            <text:p>0.77</text:p>
          </table:table-cell>
          <table:table-cell office:value-type="float" office:value="7.22161102418269" calcext:value-type="float">
            <text:p>7.22</text:p>
          </table:table-cell>
          <table:table-cell office:value-type="float" office:value="7.90405716834119" calcext:value-type="float">
            <text:p>7.90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tedlium_evaluation</text:p>
          </table:table-cell>
          <table:table-cell office:value-type="float" office:value="0.679284014828905" calcext:value-type="float">
            <text:p>0.68</text:p>
          </table:table-cell>
          <table:table-cell office:value-type="float" office:value="0.927468698205297" calcext:value-type="float">
            <text:p>0.93</text:p>
          </table:table-cell>
          <table:table-cell office:value-type="float" office:value="7.14107556628024" calcext:value-type="float">
            <text:p>7.14</text:p>
          </table:table-cell>
          <table:table-cell office:value-type="float" office:value="7.93106221399985" calcext:value-type="float">
            <text:p>7.93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wsj0_train</text:p>
          </table:table-cell>
          <table:table-cell office:value-type="float" office:value="4.43369201282505" calcext:value-type="float">
            <text:p>4.43</text:p>
          </table:table-cell>
          <table:table-cell office:value-type="float" office:value="7.85899838352809" calcext:value-type="float">
            <text:p>7.86</text:p>
          </table:table-cell>
          <table:table-cell office:value-type="float" office:value="10.9088347833879" calcext:value-type="float">
            <text:p>10.91</text:p>
          </table:table-cell>
          <table:table-cell office:value-type="float" office:value="5.40221525799674" calcext:value-type="float">
            <text:p>5.40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wsj0_evaluation</text:p>
          </table:table-cell>
          <table:table-cell office:value-type="float" office:value="2.49074910035072" calcext:value-type="float">
            <text:p>2.49</text:p>
          </table:table-cell>
          <table:table-cell office:value-type="float" office:value="5.79895055310639" calcext:value-type="float">
            <text:p>5.80</text:p>
          </table:table-cell>
          <table:table-cell office:value-type="float" office:value="8.78630514115301" calcext:value-type="float">
            <text:p>8.79</text:p>
          </table:table-cell>
          <table:table-cell office:value-type="float" office:value="4.11488446081494" calcext:value-type="float">
            <text:p>4.11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timit_train</text:p>
          </table:table-cell>
          <table:table-cell office:value-type="float" office:value="3.73730830334237" calcext:value-type="float">
            <text:p>3.74</text:p>
          </table:table-cell>
          <table:table-cell office:value-type="float" office:value="7.29585198941646" calcext:value-type="float">
            <text:p>7.30</text:p>
          </table:table-cell>
          <table:table-cell office:value-type="float" office:value="10.0590499819424" calcext:value-type="float">
            <text:p>10.06</text:p>
          </table:table-cell>
          <table:table-cell office:value-type="float" office:value="6.40889781786992" calcext:value-type="float">
            <text:p>6.41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timit_evaluation</text:p>
          </table:table-cell>
          <table:table-cell office:value-type="float" office:value="3.50490968006363" calcext:value-type="float">
            <text:p>3.50</text:p>
          </table:table-cell>
          <table:table-cell office:value-type="float" office:value="7.29296454607868" calcext:value-type="float">
            <text:p>7.29</text:p>
          </table:table-cell>
          <table:table-cell office:value-type="float" office:value="10.0473581032547" calcext:value-type="float">
            <text:p>10.05</text:p>
          </table:table-cell>
          <table:table-cell office:value-type="float" office:value="7.09900002044634" calcext:value-type="float">
            <text:p>7.10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tedlium_train</text:p>
          </table:table-cell>
          <table:table-cell office:value-type="float" office:value="5.36686481199891" calcext:value-type="float">
            <text:p>5.37</text:p>
          </table:table-cell>
          <table:table-cell office:value-type="float" office:value="9.00258985115544" calcext:value-type="float">
            <text:p>9.00</text:p>
          </table:table-cell>
          <table:table-cell office:value-type="float" office:value="11.8208659275271" calcext:value-type="float">
            <text:p>11.82</text:p>
          </table:table-cell>
          <table:table-cell office:value-type="float" office:value="5.48942438608381" calcext:value-type="float">
            <text:p>5.49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tedlium_evaluation</text:p>
          </table:table-cell>
          <table:table-cell office:value-type="float" office:value="4.67017529200614" calcext:value-type="float">
            <text:p>4.67</text:p>
          </table:table-cell>
          <table:table-cell office:value-type="float" office:value="7.97117215053842" calcext:value-type="float">
            <text:p>7.97</text:p>
          </table:table-cell>
          <table:table-cell office:value-type="float" office:value="10.6312086745687" calcext:value-type="float">
            <text:p>10.63</text:p>
          </table:table-cell>
          <table:table-cell office:value-type="float" office:value="4.82562535667055" calcext:value-type="float">
            <text:p>4.83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wsj0_train</text:p>
          </table:table-cell>
          <table:table-cell office:value-type="float" office:value="1.9633548830952" calcext:value-type="float">
            <text:p>1.96</text:p>
          </table:table-cell>
          <table:table-cell office:value-type="float" office:value="3.38134867140998" calcext:value-type="float">
            <text:p>3.38</text:p>
          </table:table-cell>
          <table:table-cell office:value-type="float" office:value="8.85767166823312" calcext:value-type="float">
            <text:p>8.86</text:p>
          </table:table-cell>
          <table:table-cell office:value-type="float" office:value="5.62907564314109" calcext:value-type="float">
            <text:p>5.63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wsj0_evaluation</text:p>
          </table:table-cell>
          <table:table-cell office:value-type="float" office:value="1.52251320479453" calcext:value-type="float">
            <text:p>1.52</text:p>
          </table:table-cell>
          <table:table-cell office:value-type="float" office:value="4.41542498718494" calcext:value-type="float">
            <text:p>4.42</text:p>
          </table:table-cell>
          <table:table-cell office:value-type="float" office:value="8.42304894129311" calcext:value-type="float">
            <text:p>8.42</text:p>
          </table:table-cell>
          <table:table-cell office:value-type="float" office:value="5.4023853903303" calcext:value-type="float">
            <text:p>5.40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timit_train</text:p>
          </table:table-cell>
          <table:table-cell office:value-type="float" office:value="1.18639593397183" calcext:value-type="float">
            <text:p>1.19</text:p>
          </table:table-cell>
          <table:table-cell office:value-type="float" office:value="4.10044524183688" calcext:value-type="float">
            <text:p>4.10</text:p>
          </table:table-cell>
          <table:table-cell office:value-type="float" office:value="8.21503231237187" calcext:value-type="float">
            <text:p>8.22</text:p>
          </table:table-cell>
          <table:table-cell office:value-type="float" office:value="6.94960344758213" calcext:value-type="float">
            <text:p>6.95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timit_evaluation</text:p>
          </table:table-cell>
          <table:table-cell office:value-type="float" office:value="1.50381338833199" calcext:value-type="float">
            <text:p>1.50</text:p>
          </table:table-cell>
          <table:table-cell office:value-type="float" office:value="4.3805047154178" calcext:value-type="float">
            <text:p>4.38</text:p>
          </table:table-cell>
          <table:table-cell office:value-type="float" office:value="8.47060646968603" calcext:value-type="float">
            <text:p>8.47</text:p>
          </table:table-cell>
          <table:table-cell office:value-type="float" office:value="8.31840876632424" calcext:value-type="float">
            <text:p>8.32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tedlium_train</text:p>
          </table:table-cell>
          <table:table-cell office:value-type="float" office:value="1.63132505549244" calcext:value-type="float">
            <text:p>1.63</text:p>
          </table:table-cell>
          <table:table-cell office:value-type="float" office:value="3.82782929224492" calcext:value-type="float">
            <text:p>3.83</text:p>
          </table:table-cell>
          <table:table-cell office:value-type="float" office:value="8.018824090973" calcext:value-type="float">
            <text:p>8.02</text:p>
          </table:table-cell>
          <table:table-cell office:value-type="float" office:value="3.06188287414838" calcext:value-type="float">
            <text:p>3.06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tedlium_evaluation</text:p>
          </table:table-cell>
          <table:table-cell office:value-type="float" office:value="1.28239165256014" calcext:value-type="float">
            <text:p>1.28</text:p>
          </table:table-cell>
          <table:table-cell office:value-type="float" office:value="3.43109537186533" calcext:value-type="float">
            <text:p>3.43</text:p>
          </table:table-cell>
          <table:table-cell office:value-type="float" office:value="7.6109344079577" calcext:value-type="float">
            <text:p>7.61</text:p>
          </table:table-cell>
          <table:table-cell office:value-type="float" office:value="3.10271318769563" calcext:value-type="float">
            <text:p>3.10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wsj0_train</text:p>
          </table:table-cell>
          <table:table-cell office:value-type="float" office:value="2.36334312206329" calcext:value-type="float">
            <text:p>2.36</text:p>
          </table:table-cell>
          <table:table-cell office:value-type="float" office:value="3.2514473870322" calcext:value-type="float">
            <text:p>3.25</text:p>
          </table:table-cell>
          <table:table-cell office:value-type="float" office:value="10.4363485038117" calcext:value-type="float">
            <text:p>10.44</text:p>
          </table:table-cell>
          <table:table-cell office:value-type="float" office:value="7.90174372070518" calcext:value-type="float">
            <text:p>7.90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wsj0_evaluation</text:p>
          </table:table-cell>
          <table:table-cell office:value-type="float" office:value="1.74394054213625" calcext:value-type="float">
            <text:p>1.74</text:p>
          </table:table-cell>
          <table:table-cell office:value-type="float" office:value="2.4819481795327" calcext:value-type="float">
            <text:p>2.48</text:p>
          </table:table-cell>
          <table:table-cell office:value-type="float" office:value="9.22807501300493" calcext:value-type="float">
            <text:p>9.23</text:p>
          </table:table-cell>
          <table:table-cell office:value-type="float" office:value="8.97267308574498" calcext:value-type="float">
            <text:p>8.97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timit_train</text:p>
          </table:table-cell>
          <table:table-cell office:value-type="float" office:value="1.34706188168561" calcext:value-type="float">
            <text:p>1.35</text:p>
          </table:table-cell>
          <table:table-cell office:value-type="float" office:value="2.47067461682083" calcext:value-type="float">
            <text:p>2.47</text:p>
          </table:table-cell>
          <table:table-cell office:value-type="float" office:value="9.1234098699964" calcext:value-type="float">
            <text:p>9.12</text:p>
          </table:table-cell>
          <table:table-cell office:value-type="float" office:value="9.46502138467157" calcext:value-type="float">
            <text:p>9.47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timit_evaluation</text:p>
          </table:table-cell>
          <table:table-cell office:value-type="float" office:value="2.02954574631353" calcext:value-type="float">
            <text:p>2.03</text:p>
          </table:table-cell>
          <table:table-cell office:value-type="float" office:value="2.81168489477106" calcext:value-type="float">
            <text:p>2.81</text:p>
          </table:table-cell>
          <table:table-cell office:value-type="float" office:value="9.53834209818635" calcext:value-type="float">
            <text:p>9.54</text:p>
          </table:table-cell>
          <table:table-cell office:value-type="float" office:value="9.59555352063371" calcext:value-type="float">
            <text:p>9.60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tedlium_train</text:p>
          </table:table-cell>
          <table:table-cell office:value-type="float" office:value="1.39907602578281" calcext:value-type="float">
            <text:p>1.40</text:p>
          </table:table-cell>
          <table:table-cell office:value-type="float" office:value="0.290267493265852" calcext:value-type="float">
            <text:p>0.29</text:p>
          </table:table-cell>
          <table:table-cell office:value-type="float" office:value="9.22841596569661" calcext:value-type="float">
            <text:p>9.23</text:p>
          </table:table-cell>
          <table:table-cell office:value-type="float" office:value="8.83224761270668" calcext:value-type="float">
            <text:p>8.83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tedlium_evaluation</text:p>
          </table:table-cell>
          <table:table-cell office:value-type="float" office:value="0.477254068863538" calcext:value-type="float">
            <text:p>0.48</text:p>
          </table:table-cell>
          <table:table-cell office:value-type="float" office:value="0.356731999236341" calcext:value-type="float">
            <text:p>0.36</text:p>
          </table:table-cell>
          <table:table-cell office:value-type="float" office:value="8.66207045768116" calcext:value-type="float">
            <text:p>8.66</text:p>
          </table:table-cell>
          <table:table-cell office:value-type="float" office:value="9.19039317960347" calcext:value-type="float">
            <text:p>9.19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wsj0_train</text:p>
          </table:table-cell>
          <table:table-cell office:value-type="float" office:value="1.60154311724088" calcext:value-type="float">
            <text:p>1.60</text:p>
          </table:table-cell>
          <table:table-cell office:value-type="float" office:value="2.32239310731442" calcext:value-type="float">
            <text:p>2.32</text:p>
          </table:table-cell>
          <table:table-cell office:value-type="float" office:value="8.36518802644348" calcext:value-type="float">
            <text:p>8.37</text:p>
          </table:table-cell>
          <table:table-cell office:value-type="float" office:value="8.80652490799323" calcext:value-type="float">
            <text:p>8.81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wsj0_evaluation</text:p>
          </table:table-cell>
          <table:table-cell office:value-type="float" office:value="-0.115946606521646" calcext:value-type="float">
            <text:p>-0.12</text:p>
          </table:table-cell>
          <table:table-cell office:value-type="float" office:value="2.57884848464371" calcext:value-type="float">
            <text:p>2.58</text:p>
          </table:table-cell>
          <table:table-cell office:value-type="float" office:value="6.13777968775792" calcext:value-type="float">
            <text:p>6.14</text:p>
          </table:table-cell>
          <table:table-cell office:value-type="float" office:value="8.46112979775657" calcext:value-type="float">
            <text:p>8.46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timit_train</text:p>
          </table:table-cell>
          <table:table-cell office:value-type="float" office:value="1.34974667283235" calcext:value-type="float">
            <text:p>1.35</text:p>
          </table:table-cell>
          <table:table-cell office:value-type="float" office:value="2.46632451874908" calcext:value-type="float">
            <text:p>2.47</text:p>
          </table:table-cell>
          <table:table-cell office:value-type="float" office:value="7.76356755762768" calcext:value-type="float">
            <text:p>7.76</text:p>
          </table:table-cell>
          <table:table-cell office:value-type="float" office:value="9.759530337043" calcext:value-type="float">
            <text:p>9.76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timit_evaluation</text:p>
          </table:table-cell>
          <table:table-cell office:value-type="float" office:value="1.35398127930821" calcext:value-type="float">
            <text:p>1.35</text:p>
          </table:table-cell>
          <table:table-cell office:value-type="float" office:value="2.35906128096399" calcext:value-type="float">
            <text:p>2.36</text:p>
          </table:table-cell>
          <table:table-cell office:value-type="float" office:value="7.83667081385615" calcext:value-type="float">
            <text:p>7.84</text:p>
          </table:table-cell>
          <table:table-cell office:value-type="float" office:value="9.9016714677531" calcext:value-type="float">
            <text:p>9.90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tedlium_train</text:p>
          </table:table-cell>
          <table:table-cell office:value-type="float" office:value="0.349580875986607" calcext:value-type="float">
            <text:p>0.35</text:p>
          </table:table-cell>
          <table:table-cell office:value-type="float" office:value="0.946043814440727" calcext:value-type="float">
            <text:p>0.95</text:p>
          </table:table-cell>
          <table:table-cell office:value-type="float" office:value="8.12004938297284" calcext:value-type="float">
            <text:p>8.12</text:p>
          </table:table-cell>
          <table:table-cell office:value-type="float" office:value="8.5347686864762" calcext:value-type="float">
            <text:p>8.53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tedlium_evaluation</text:p>
          </table:table-cell>
          <table:table-cell office:value-type="float" office:value="0.359523214369651" calcext:value-type="float">
            <text:p>0.36</text:p>
          </table:table-cell>
          <table:table-cell office:value-type="float" office:value="1.28477701296062" calcext:value-type="float">
            <text:p>1.28</text:p>
          </table:table-cell>
          <table:table-cell office:value-type="float" office:value="8.43129421963799" calcext:value-type="float">
            <text:p>8.43</text:p>
          </table:table-cell>
          <table:table-cell office:value-type="float" office:value="9.374621768496" calcext:value-type="float">
            <text:p>9.37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20:29:18.244083011</dc:date>
    <meta:editing-duration>PT9M42S</meta:editing-duration>
    <meta:editing-cycles>1</meta:editing-cycles>
    <meta:document-statistic meta:table-count="1" meta:cell-count="670" meta:object-count="0"/>
    <meta:generator>LibreOffice/6.2.5.2$Linux_X86_64 LibreOffice_project/20$Build-2</meta:generator>
  </office:meta>
</office:document-meta>
</file>